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automatic-styles>
    <style:style style:name="co1" style:family="table-column">
      <style:table-column-properties fo:break-before="auto" style:column-width="2.0047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102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0.9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99">
      <style:table-cell-properties fo:background-color="transparent"/>
    </style:style>
    <style:style style:name="ce7" style:family="table-cell" style:parent-style-name="Default" style:data-style-name="N99"/>
    <style:style style:name="ce5" style:family="table-cell" style:parent-style-name="Default" style:data-style-name="N99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_table.$A$2:$data_table.$A$59])" table:allow-empty-cell="true" table:display-list="unsorted" table:base-cell-address="data_field.B1">
          <table:error-message table:message-type="stop" table:display="true"/>
        </table:content-validation>
        <table:content-validation table:name="val2" table:condition="of:cell-content-is-in-list([$data_table.$A$2:$data_table.$A$59])" table:allow-empty-cell="true" table:display-list="unsorted" table:base-cell-address="data_field.D1">
          <table:error-message table:message-type="stop" table:display="true"/>
        </table:content-validation>
        <table:content-validation table:name="val3" table:condition="of:cell-content-is-in-list(&quot;TRUE&quot;;&quot;FALSE&quot;)" table:allow-empty-cell="true" table:display-list="unsorted" table:base-cell-address="data_field.E1">
          <table:error-message table:message-type="stop" table:display="true"/>
        </table:content-validation>
        <table:content-validation table:name="val4" table:base-cell-address="data_field.G2">
          <table:error-message table:message-type="stop" table:display="true"/>
        </table:content-validation>
      </table:content-validations>
      <table:table table:name="data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sort_rows_by</text:p>
          </table:table-cell>
        </table:table-row>
        <table:table-row table:style-name="ro1">
          <table:table-cell office:value-type="string" calcext:value-type="string">
            <text:p>additional_ta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haracter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contribu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data_field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data_tabl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fandom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media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occurrenc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category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fandom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occasion_for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</table:table-row>
        <table:table-row table:style-name="ro1">
          <table:table-cell office:value-type="string" calcext:value-type="string">
            <text:p>pairing_category_in_projec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ect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roject_status_by_stag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</table:table-row>
        <table:table-row table:style-name="ro1">
          <table:table-cell office:value-type="string" calcext:value-type="string">
            <text:p>recurring_occasion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accoun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cmed_platform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source_credit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template_type</text:p>
          </table:table-cell>
          <table:table-cell office:value-type="string" calcext:value-type="string">
            <text:p>display_name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display_name</text:p>
          </table:table-cell>
        </table:table-row>
      </table:table>
      <table:table table:name="data_fiel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_name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display_order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rchive_warn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ng_rol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roject_section_contributed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ontributing_rol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multivoice_character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contribution</text:p>
          </table:table-cell>
          <table:table-cell office:value-type="string" calcext:value-type="string">
            <text:p>ao3_cocreator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reation_typ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00000" calcext:value-type="float">
            <text:p>1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table</text:p>
          </table:table-cell>
          <table:table-cell office:value-type="string" calcext:value-type="string">
            <text:p>sort_rows_b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 office:value-type="string" calcext:value-type="string">
            <text:p>ID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abl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tabl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ield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foreign_key_tabl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data_field</text:p>
          </table:table-cell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part_of_display_na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editabl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efault_valu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data_field</text:p>
          </table:table-cell>
          <table:table-cell office:value-type="string" calcext:value-type="string">
            <text:p>display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000000" calcext:value-type="float">
            <text:p>100000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</text:p>
          </table:table-cell>
          <table:table-cell office:value-type="string" calcext:value-type="string">
            <text:p>canonical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language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raw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path_to_compressed_file</text:p>
          </table:table-cell>
          <table:table-cell office:value-type="string" calcext:value-type="string">
            <text:p>FILEPA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cover_art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order_in_project_section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splay_in_work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direct_hosting_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image_alt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media</text:p>
          </table:table-cell>
          <table:table-cell office:value-type="string" calcext:value-type="string">
            <text:p>media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media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ecurring_occas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coll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occurrence</text:p>
          </table:table-cell>
          <table:table-cell office:value-type="string" calcext:value-type="string">
            <text:p>AO3_serie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type</text:p>
          </table:table-cell>
          <table:table-cell office:value-type="string" calcext:value-type="string">
            <text:p>requires_recipient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</text:p>
          </table:table-cell>
          <table:table-cell office:value-type="string" calcext:value-type="string">
            <text:p>default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fault_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</text:p>
          </table:table-cell>
          <table:table-cell office:value-type="string" calcext:value-type="string">
            <text:p>detailed_categor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niqu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usage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pronoun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erson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ge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cess_status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Gdrive_folder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IA_ite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dditional_ta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additional_ta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rchive_warn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archive_warn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haracter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FALSE&quot;" office:value-type="string" office:string-value="FALSE" calcext:value-type="string">
            <text:p>FALS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character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fandom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fandom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fandom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occasion_occurrenc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occurrenc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recipien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quare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short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occasion_for_project</text:p>
          </table:table-cell>
          <table:table-cell office:value-type="string" calcext:value-type="string">
            <text:p>full_prompt_if_any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main_tag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table:formula="of:=&quot;TRUE&quot;" office:value-type="string" office:string-value="TRUE" calcext:value-type="string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airing_in_project</text:p>
          </table:table-cell>
          <table:table-cell office:value-type="string" calcext:value-type="string">
            <text:p>order_in_tags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project_section_it_applies_to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airing_category_in_project</text:p>
          </table:table-cell>
          <table:table-cell office:value-type="string" calcext:value-type="string">
            <text:p>ta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airing_category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projec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project</text:p>
          </table:table-cell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section_numb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1" calcext:value-type="float">
            <text:p>1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creation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creat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audio_length</text:p>
          </table:table-cell>
          <table:table-cell office:value-type="string" calcext:value-type="string">
            <text:p>LENGTH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rating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template_typ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8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template_langu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languag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 office:value-type="float" office:value="0" calcext:value-type="float">
            <text:p>0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AO3_wor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witte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Tumblr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content-validation-name="val1" office:value-type="string" calcext:value-type="string">
            <text:p>project_section</text:p>
          </table:table-cell>
          <table:table-cell office:value-type="string" calcext:value-type="string">
            <text:p>link_to_DW_pos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project_secti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ject_secti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g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rocess_status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last_updated</text:p>
          </table:table-cell>
          <table:table-cell office:value-type="string" calcext:value-type="string">
            <text:p>DATE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project_status_by_stage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O3_tag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abbrevia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7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rating</text:p>
          </table:table-cell>
          <table:table-cell office:value-type="string" calcext:value-type="string">
            <text:p>row_order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recurring_occas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occasion_type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platform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hand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person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main_ao3_pseud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cmed_accoun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cmed_platform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database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socmed_account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creator_from_text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TEXT</text:p>
          </table:table-cell>
          <table:table-cell table:style-name="ce2" table:content-validation-name="val2" office:value-type="string" calcext:value-type="string">
            <text:p>media</text:p>
          </table:table-cell>
          <table:table-cell table:number-columns-repeated="2"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parent_work_on_AO3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blanket_permission</text:p>
          </table:table-cell>
          <table:table-cell office:value-type="string" calcext:value-type="string">
            <text:p>BOOLEAN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5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content-validation-name="val1" office:value-type="string" calcext:value-type="string">
            <text:p>source_credit</text:p>
          </table:table-cell>
          <table:table-cell office:value-type="string" calcext:value-type="string">
            <text:p>recorded_wordcount</text:p>
          </table:table-cell>
          <table:table-cell office:value-type="string" calcext:value-type="string">
            <text:p>INTEGER</text:p>
          </table:table-cell>
          <table:table-cell table:style-name="ce2" table:content-validation-name="val2"/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4" table:content-validation-name="val4"/>
          <table:table-cell table:style-name="ce3" table:content-validation-name="val3" office:value-type="boolean" office:boolean-value="false" calcext:value-type="boolean">
            <text:p>FALSE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content-validation-name="val1" office:value-type="string" calcext:value-type="string">
            <text:p>templat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5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table:style-name="ce2" table:content-validation-name="val2"/>
          <table:table-cell table:style-name="ce3" table:content-validation-name="val3" office:value-type="boolean" office:boolean-value="true" calcext:value-type="boolean">
            <text:p>TRUE</text:p>
          </table:table-cell>
          <table:table-cell table:style-name="ce3" table:content-validation-name="val3" office:value-type="boolean" office:boolean-value="false" calcext:value-type="boolean">
            <text:p>FALSE</text:p>
          </table:table-cell>
          <table:table-cell table:style-name="ce4" table:content-validation-name="val4"/>
          <table:table-cell table:style-name="ce7"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EXT</text:p>
          </table:table-cell>
          <table:table-cell table:content-validation-name="val2"/>
          <table:table-cell table:style-name="ce7" table:content-validation-name="val3" office:value-type="boolean" office:boolean-value="false" calcext:value-type="boolean">
            <text:p>FALSE</text:p>
          </table:table-cell>
          <table:table-cell table:style-name="ce7" table:content-validation-name="val3" office:value-type="boolean" office:boolean-value="true" calcext:value-type="boolean">
            <text:p>TRUE</text:p>
          </table:table-cell>
          <table:table-cell table:content-validation-name="val4"/>
          <table:table-cell table:style-name="ce7" office:value-type="boolean" office:boolean-value="false" calcext:value-type="boolean">
            <text:p>FALSE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number-rows-repeated="1048432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  <table:table-row table:style-name="ro1">
          <table:table-cell table:content-validation-name="val1"/>
          <table:table-cell table:number-columns-repeated="2"/>
          <table:table-cell table:content-validation-name="val2"/>
          <table:table-cell table:content-validation-name="val3" table:number-columns-repeated="2"/>
          <table:table-cell table:content-validation-name="val4"/>
          <table:table-cell table:number-columns-repeated="2"/>
        </table:table-row>
      </table:table>
      <table:named-expressions/>
      <table:database-ranges>
        <table:database-range table:name="__Anonymous_Sheet_DB__0" table:target-range-address="data_table.A1:data_table.AMJ1048576">
          <table:sort>
            <table:sort-by table:field-number="1" table:data-type="automatic"/>
          </table:sort>
        </table:database-range>
        <table:database-range table:name="__Anonymous_Sheet_DB__1" table:target-range-address="data_field.A1:data_field.I14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HK" svg:font-family="'Noto Sans CJK H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HK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09:06:57.221389037</meta:creation-date>
    <dc:date>2025-03-30T17:39:24.371745235</dc:date>
    <meta:editing-duration>PT14H18M32S</meta:editing-duration>
    <meta:editing-cycles>55</meta:editing-cycles>
    <meta:generator>LibreOffice/7.3.7.2$Linux_X86_64 LibreOffice_project/30$Build-2</meta:generator>
    <meta:document-statistic meta:table-count="2" meta:cell-count="1146" meta:object-count="0"/>
  </office:meta>
</office:document-meta>
</file>